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69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7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0.408cm" fo:min-width="0cm" fo:wrap-option="wrap"/>
    </style:style>
    <style:style style:name="gr7" style:family="graphic" style:parent-style-name="standard">
      <style:graphic-properties draw:fill="none" draw:textarea-vertical-align="middle" draw:auto-grow-height="false" fo:min-height="0.138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63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387cm" style:use-optimal-column-width="false"/>
    </style:style>
    <style:style style:name="co3" style:family="table-column">
      <style:table-column-properties style:column-width="16.775cm" style:use-optimal-column-width="false"/>
    </style:style>
    <style:style style:name="co4" style:family="table-column">
      <style:table-column-properties style:column-width="1.571cm" style:use-optimal-column-width="false"/>
    </style:style>
    <style:style style:name="co5" style:family="table-column">
      <style:table-column-properties style:column-width="16.591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959cm" style:use-optimal-row-height="false"/>
    </style:style>
    <style:style style:name="ro4" style:family="table-row">
      <style:table-row-properties style:row-height="1.046cm" style:use-optimal-row-height="false"/>
    </style:style>
    <style:style style:name="ro5" style:family="table-row">
      <style:table-row-properties style:row-height="0.71cm" style:use-optimal-row-height="false"/>
    </style:style>
    <style:style style:name="ro6" style:family="table-row">
      <style:table-row-properties style:row-height="0.915cm" style:use-optimal-row-height="false"/>
    </style:style>
    <style:style style:name="ro7" style:family="table-row">
      <style:table-row-properties style:row-height="1.161cm" style:use-optimal-row-height="false"/>
    </style:style>
    <style:style style:name="ro8" style:family="table-row">
      <style:table-row-properties style:row-height="1.57cm" style:use-optimal-row-height="false"/>
    </style:style>
    <style:style style:name="ro9" style:family="table-row">
      <style:table-row-properties style:row-height="0.972cm" style:use-optimal-row-height="false"/>
    </style:style>
    <style:style style:name="ro10" style:family="table-row">
      <style:table-row-properties style:row-height="1.059cm" style:use-optimal-row-height="false"/>
    </style:style>
    <style:style style:name="ro11" style:family="table-row">
      <style:table-row-properties style:row-height="1.517cm" style:use-optimal-row-height="false"/>
    </style:style>
    <style:style style:name="ro12" style:family="table-row">
      <style:table-row-properties style:row-height="0.974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/>
      <style:paragraph-properties fo:text-align="center" fo:border="0.03pt solid #000000"/>
      <style:text-properties fo:color="#000000" loext:opacity="100%" fo:font-size="12pt" fo:font-weight="bold" style:font-weight-asian="bold" style:font-weight-complex="bold"/>
    </style:style>
    <style:style style:name="ce4" style:family="table-cell">
      <loext:graphic-properties draw:fill="none"/>
      <style:paragraph-properties fo:border="0.03pt solid #000000"/>
      <style:text-properties fo:color="#000000" loext:opacity="100%" fo:font-size="12pt" fo:font-weight="bold" style:font-weight-asian="bold" style:font-weight-complex="bold"/>
    </style:style>
    <style:style style:name="ce5" style:family="table-cell">
      <loext:graphic-properties draw:fill="none"/>
      <style:paragraph-properties fo:border="0.03pt solid #000000"/>
      <style:text-properties fo:color="#000000" loext:opacity="100%" fo:font-size="12pt"/>
    </style:style>
    <style:style style:name="ce6" style:family="table-cell">
      <loext:graphic-properties draw:fill="none"/>
      <style:paragraph-properties fo:border="0.03pt solid #000000"/>
      <style:text-properties fo:color="#000000" loext:opacity="100%" fo:font-size="12pt" fo:font-style="normal" style:font-style-asian="normal" style:font-style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margin-left="0cm" fo:margin-right="0cm" fo:line-height="115%" fo:text-align="justify" fo:text-indent="0.5cm"/>
    </style:style>
    <style:style style:name="P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name="Liberation Mono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beration Mono" fo:font-size="20pt" fo:font-style="normal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0pt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style:paragraph-properties fo:margin-left="0cm" fo:margin-right="0cm" fo:line-height="115%" fo:text-align="justify" fo:text-indent="0.5cm"/>
      <style:text-properties style:text-underline-style="none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margin-left="0cm" fo:margin-right="0cm" fo:text-align="start" fo:text-indent="0.5cm"/>
      <style:text-properties fo:font-size="18pt"/>
    </style:style>
    <style:style style:name="P20" style:family="paragraph">
      <style:paragraph-properties fo:margin-left="0cm" fo:margin-right="0cm" fo:text-align="start" fo:text-indent="0.5cm"/>
      <style:text-properties fo:font-size="14pt"/>
    </style:style>
    <style:style style:name="P21" style:family="paragraph">
      <style:text-properties fo:color="#000000" loext:opacity="100%" fo:font-size="12pt" fo:font-weight="bold" style:font-weight-asian="bold" style:font-weight-complex="bold"/>
    </style:style>
    <style:style style:name="P22" style:family="paragraph">
      <style:paragraph-properties fo:text-align="center"/>
      <style:text-properties fo:color="#000000" loext:opacity="100%" fo:font-size="12pt" fo:font-weight="bold" style:font-weight-asian="bold" style:font-weight-complex="bold"/>
    </style:style>
    <style:style style:name="P23" style:family="paragraph">
      <style:text-properties fo:color="#000000" loext:opacity="100%" fo:font-size="1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text-properties fo:color="#000000" loext:opacity="100%" fo:font-size="18pt" fo:font-weight="bold" style:font-weight-asian="bold" style:font-weight-complex="bold"/>
    </style:style>
    <style:style style:name="P26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27" style:family="paragraph">
      <style:text-properties fo:color="#000000" loext:opacity="100%" fo:font-size="18pt"/>
    </style:style>
    <style:style style:name="P28" style:family="paragraph">
      <style:text-properties fo:font-style="normal" style:font-style-asian="normal" style:font-style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" fo:font-size="20pt" fo:font-style="normal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fo:font-size="12pt" fo:font-weight="bold" style:font-weight-asian="bold" style:font-weight-complex="bold"/>
    </style:style>
    <style:style style:name="T13" style:family="text">
      <style:text-properties fo:color="#000000" loext:opacity="100%" fo:font-size="12pt"/>
    </style:style>
    <style:style style:name="T14" style:family="text">
      <style:text-properties fo:color="#000000" loext:opacity="100%" fo:font-size="12pt" fo:font-style="italic" style:font-style-asian="italic" style:font-style-complex="italic"/>
    </style:style>
    <style:style style:name="T15" style:family="text">
      <style:text-properties fo:color="#000000" loext:opacity="100%" fo:font-size="12pt" fo:font-style="normal" style:font-style-asian="normal" style:font-style-complex="normal"/>
    </style:style>
    <style:style style:name="T16" style:family="text">
      <style:text-properties fo:color="#000000" loext:opacity="100%" style:font-name="OpenSymbol" fo:font-size="12pt" fo:font-style="normal" style:font-name-asian="OpenSymbol" style:font-style-asian="normal" style:font-name-complex="OpenSymbol" style:font-style-complex="normal"/>
    </style:style>
    <style:style style:name="T17" style:family="text">
      <style:text-properties fo:color="#000000" loext:opacity="100%" style:font-name="OpenSymbol" fo:font-size="12pt" fo:font-style="italic" style:font-name-asian="OpenSymbol" style:font-style-asian="italic" style:font-name-complex="OpenSymbol" style:font-style-complex="italic"/>
    </style:style>
    <style:style style:name="T18" style:family="text">
      <style:text-properties fo:color="#000000" loext:opacity="100%" style:font-name="Liberation Sans" fo:font-size="12pt" fo:font-style="italic" style:font-name-asian="OpenSymbol" style:font-style-asian="italic" style:font-name-complex="OpenSymbol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4.457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ДЫ ЗАЩИТЫ ОТ ТВЕРДЫХ ПРЕДМЕТОВ" xlink:type="simple">КОДЫ ЗАЩИТЫ ОТ ТВЕРДЫХ ПРЕДМЕТОВ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КОДЫ ЗАЩИТЫ ОТ ВОДЫ" xlink:type="simple">КОДЫ ЗАЩИТЫ ОТ ВОДЫ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КОДЫ ДОПОЛНИТЕЛЬНЫЕ" xlink:type="simple">КОДЫ ДОПОЛНИТЕЛЬНЫЕ</text:a></text:span></text:p>
              </table:table-cell>
            </table:table-row>
            <table:table-row table:style-name="ro1">
              <table:table-cell table:style-name="ce2">
                <text:p text:style-name="P1"><text:span text:style-name="T1"><text:a xlink:href="#КОДЫ ВСПОМОГАТЕЛЬНЫЕ" xlink:type="simple">КОДЫ ВСПОМОГАТЕЛЬНЫЕ</text:a></text:span></text:p>
              </table:table-cell>
            </table:table-row>
            <table:table-row table:style-name="ro1">
              <table:table-cell table:style-name="ce2">
                <text:p text:style-name="P1"><text:span text:style-name="T1"><text:a xlink:href="#ПРИМЕРЫ" xlink:type="simple">ПРИМЕРЫ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СТЕПЕНЬ ЗАЩИТЫ ОБОЛОЧКИ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0.061cm" svg:x="1cm" svg:y="3.151cm">
          <draw:text-box>
            <text:p text:style-name="P7"><text:span text:style-name="T4">IP / Ingress Protection Code</text:span></text:p>
            <text:p text:style-name="P7"><text:span text:style-name="T5">Код защиты от проникновения</text:span></text:p>
            <text:p text:style-name="P7"><text:span text:style-name="T6"/></text:p>
            <text:p text:style-name="P7"><text:span text:style-name="T5">Буквенно-цифровая классификация способа защиты, которую обеспечивает оболочка устройства (прибора, установки):</text:span></text:p>
            <text:list text:style-name="L1">
              <text:list-item>
                <text:p text:style-name="P7"><text:span text:style-name="T5">от доступа к опасным частям</text:span></text:p>
              </text:list-item>
              <text:list-item>
                <text:p text:style-name="P7"><text:span text:style-name="T5">от попадания внешних твердых предметов (пыли и пр.)</text:span></text:p>
              </text:list-item>
              <text:list-item>
                <text:p text:style-name="P7"><text:span text:style-name="T5">от попадания воды.</text:span></text:p>
              </text:list-item>
            </text:list>
            <text:p text:style-name="P7"><text:span text:style-name="T5"/></text:p>
            <text:p text:style-name="P7"><text:span text:style-name="T5">Соответствие оболочки тому или иному классу защиты проверяется различными стандартными методами испытаний.</text:span></text:p>
            <text:p text:style-name="P7"><text:span text:style-name="T5"/></text:p>
            <text:p text:style-name="P7"><text:span text:style-name="T7">Регулирующие стандарты:</text:span></text:p>
            <text:list text:continue-numbering="true" text:style-name="L1">
              <text:list-item>
                <text:p text:style-name="P7"><text:span text:style-name="T5">IEC 60529</text:span></text:p>
              </text:list-item>
              <text:list-item>
                <text:p text:style-name="P7"><text:span text:style-name="T5">DIN 40050</text:span></text:p>
              </text:list-item>
              <text:list-item>
                <text:p text:style-name="P7"><text:span text:style-name="T5">ГОСТ 14254</text:span></text:p>
              </text:list-item>
            </text:list>
            <text:p text:style-name="P7"><text:span text:style-name="T5"/></text:p>
            <text:p text:style-name="P7"><text:span text:style-name="T8">Формат кода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5" draw:text-style-name="P12" draw:layer="layout" svg:width="5.5cm" svg:height="1.051cm" svg:x="1.71cm" svg:y="13.535cm">
          <draw:text-box>
            <text:p text:style-name="P11"><text:span text:style-name="T10">IPXX</text:span></text:p>
          </draw:text-box>
        </draw:frame>
        <draw:custom-shape draw:style-name="gr6" draw:text-style-name="P13" draw:layer="layout" svg:width="0.291cm" svg:height="0.694cm" draw:transform="rotate (-1.5707963267949) translate (2.676cm 14.3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3" draw:layer="layout" svg:width="0.291cm" svg:height="0.408cm" draw:transform="rotate (-1.5707963267949) translate (3.21cm 14.3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3" draw:layer="layout" svg:width="0.291cm" svg:height="0.408cm" draw:transform="rotate (-1.5707963267949) translate (3.647cm 14.3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5" draw:layer="layout" svg:width="0.948cm" svg:height="0.645cm" svg:x="1.856cm" svg:y="14.594cm">
          <draw:text-box>
            <text:p text:style-name="P14"><text:span text:style-name="T11">(1)</text:span></text:p>
          </draw:text-box>
        </draw:frame>
        <draw:frame draw:style-name="gr8" draw:text-style-name="P15" draw:layer="layout" svg:width="0.948cm" svg:height="0.645cm" svg:x="2.53cm" svg:y="14.595cm">
          <draw:text-box>
            <text:p text:style-name="P14"><text:span text:style-name="T11">(2)</text:span></text:p>
          </draw:text-box>
        </draw:frame>
        <draw:frame draw:style-name="gr8" draw:text-style-name="P15" draw:layer="layout" svg:width="0.948cm" svg:height="0.645cm" svg:x="2.967cm" svg:y="14.596cm">
          <draw:text-box>
            <text:p text:style-name="P14"><text:span text:style-name="T11">(3)</text:span></text:p>
          </draw:text-box>
        </draw:frame>
        <draw:frame draw:style-name="gr9" draw:text-style-name="P17" draw:layer="layout" svg:width="19cm" svg:height="3.521cm" svg:x="1cm" svg:y="15.652cm">
          <draw:text-box>
            <text:p text:style-name="P16"><text:span text:style-name="T7">(1) — международный знак защиты (IP — Ingress Protection)</text:span></text:p>
            <text:p text:style-name="P16"><text:span text:style-name="T7">(2) — цифровой код защиты от твердых предметов (или X, если защита не определена)</text:span></text:p>
            <text:p text:style-name="P16"><text:span text:style-name="T7">(3) — цифровой код защиты от воды (или X, если защита не определена)</text:span></text:p>
            <text:p text:style-name="P16"><text:span text:style-name="T7"/></text:p>
            <text:p text:style-name="P16"><text:span text:style-name="T7">За кодами степени защиты могут идти одна или две буквы — вспомогательная информация.</text:span></text:p>
          </draw:text-box>
        </draw:frame>
      </draw:page>
      <draw:page draw:name="КОДЫ ЗАЩИТЫ ОТ ТВЕРДЫХ ПРЕДМЕТОВ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18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19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20"><text:span text:style-name="T3">КОДЫ ЗАЩИТЫ ОТ ТВЕРДЫХ ПРЕДМЕТОВ</text:span></text:p>
          </draw:text-box>
        </draw:frame>
        <draw:frame draw:style-name="standard" draw:layer="layout" svg:width="18.161cm" svg:height="11.415cm" svg:x="1.365cm" svg:y="3.483cm">
          <table:table table:template-name="default">
            <table:table-column table:style-name="co2"/>
            <table:table-column table:style-name="co3"/>
            <table:table-row table:style-name="ro2">
              <table:table-cell table:style-name="ce3">
                <text:p text:style-name="P9"><text:span text:style-name="T12">Код</text:span></text:p>
              </table:table-cell>
              <table:table-cell table:style-name="ce4">
                <text:p text:style-name="P21"><text:span text:style-name="T12">Описание</text:span></text:p>
              </table:table-cell>
            </table:table-row>
            <table:table-row table:style-name="ro3">
              <table:table-cell table:style-name="ce3">
                <text:p text:style-name="P22"><text:span text:style-name="T13">X</text:span></text:p>
              </table:table-cell>
              <table:table-cell table:style-name="ce5">
                <text:p text:style-name="P23"><text:span text:style-name="T13">Степень защиты определена</text:span></text:p>
              </table:table-cell>
            </table:table-row>
            <table:table-row table:style-name="ro4">
              <table:table-cell table:style-name="ce3">
                <text:p text:style-name="P22"><text:span text:style-name="T13">0</text:span></text:p>
              </table:table-cell>
              <table:table-cell table:style-name="ce5">
                <text:p text:style-name="P23"><text:span text:style-name="T13">Защита отсутствует</text:span></text:p>
              </table:table-cell>
            </table:table-row>
            <table:table-row table:style-name="ro5">
              <table:table-cell table:style-name="ce3">
                <text:p text:style-name="P22"><text:span text:style-name="T13">1</text:span></text:p>
              </table:table-cell>
              <table:table-cell table:style-name="ce5">
                <text:p text:style-name="P23"><text:span text:style-name="T13">Защита от проникновения твердых предметов диаметром &gt;50 мм</text:span></text:p>
                <text:p text:style-name="P23"><text:span text:style-name="T14">(от доступа к опасным частям тыльной стороной руки)</text:span></text:p>
              </table:table-cell>
            </table:table-row>
            <table:table-row table:style-name="ro2">
              <table:table-cell table:style-name="ce3">
                <text:p text:style-name="P22"><text:span text:style-name="T13">2</text:span></text:p>
              </table:table-cell>
              <table:table-cell table:style-name="ce5">
                <text:p text:style-name="P23"><text:span text:style-name="T13">Защита от проникновения твердых предметов диаметром &gt;12.5 мм</text:span></text:p>
                <text:p text:style-name="P23"><text:span text:style-name="T14">(от доступа к опасным частям пальцем)</text:span></text:p>
              </table:table-cell>
            </table:table-row>
            <table:table-row table:style-name="ro2">
              <table:table-cell table:style-name="ce3">
                <text:p text:style-name="P22"><text:span text:style-name="T13">3</text:span></text:p>
              </table:table-cell>
              <table:table-cell table:style-name="ce5">
                <text:p text:style-name="P23"><text:span text:style-name="T13">Защита от проникновения твердых предметов диаметром &gt;2.5 мм</text:span></text:p>
                <text:p text:style-name="P23"><text:span text:style-name="T14">(от доступа к опасным частям инструментом)</text:span></text:p>
              </table:table-cell>
            </table:table-row>
            <table:table-row table:style-name="ro6">
              <table:table-cell table:style-name="ce3">
                <text:p text:style-name="P22"><text:span text:style-name="T13">4</text:span></text:p>
              </table:table-cell>
              <table:table-cell table:style-name="ce5">
                <text:p text:style-name="P23"><text:span text:style-name="T13">Защита от проникновения твердых предметов диаметром &gt;1 мм</text:span></text:p>
                <text:p text:style-name="P23"><text:span text:style-name="T14">(от доступа к опасным частям проволокой)</text:span></text:p>
              </table:table-cell>
            </table:table-row>
            <table:table-row table:style-name="ro7">
              <table:table-cell table:style-name="ce3">
                <text:p text:style-name="P22"><text:span text:style-name="T13">5</text:span></text:p>
              </table:table-cell>
              <table:table-cell table:style-name="ce5">
                <text:p text:style-name="P23"><text:span text:style-name="T13">Пылезащищенность</text:span></text:p>
                <text:p text:style-name="P23"><text:span text:style-name="T14">(некоторое количество пыли может проникать внутрь, но это не нарушает работу устройства; полная защита от контакта с посторонними твердыми предметами)</text:span></text:p>
              </table:table-cell>
            </table:table-row>
            <table:table-row table:style-name="ro8">
              <table:table-cell table:style-name="ce3">
                <text:p text:style-name="P22"><text:span text:style-name="T13">6</text:span></text:p>
              </table:table-cell>
              <table:table-cell table:style-name="ce5">
                <text:p text:style-name="P23"><text:span text:style-name="T13">Пыленепроницаемость</text:span></text:p>
                <text:p text:style-name="P23"><text:span text:style-name="T14">(пыль не может попасть внутрь; полная защита от контакта с посторонними твердыми предметами)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КОДЫ ЗАЩИТЫ ОТ ВОД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18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19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20"><text:span text:style-name="T3">КОДЫ ЗАЩИТЫ ОТ ВОДЫ</text:span></text:p>
          </draw:text-box>
        </draw:frame>
        <draw:frame draw:style-name="standard" draw:layer="layout" svg:width="18.161cm" svg:height="16.994cm" svg:x="1.365cm" svg:y="3.483cm">
          <table:table table:template-name="default">
            <table:table-column table:style-name="co2"/>
            <table:table-column table:style-name="co3"/>
            <table:table-row table:style-name="ro2">
              <table:table-cell table:style-name="ce3">
                <text:p text:style-name="P24"><text:span text:style-name="T12">Код</text:span></text:p>
              </table:table-cell>
              <table:table-cell table:style-name="ce4">
                <text:p text:style-name="P25"><text:span text:style-name="T12">Описание</text:span></text:p>
              </table:table-cell>
            </table:table-row>
            <table:table-row table:style-name="ro3">
              <table:table-cell table:style-name="ce3">
                <text:p text:style-name="P26"><text:span text:style-name="T13">X</text:span></text:p>
              </table:table-cell>
              <table:table-cell table:style-name="ce5">
                <text:p text:style-name="P27"><text:span text:style-name="T13">Степень защиты определена</text:span></text:p>
              </table:table-cell>
            </table:table-row>
            <table:table-row table:style-name="ro4">
              <table:table-cell table:style-name="ce3">
                <text:p text:style-name="P26"><text:span text:style-name="T13">0</text:span></text:p>
              </table:table-cell>
              <table:table-cell table:style-name="ce5">
                <text:p text:style-name="P27"><text:span text:style-name="T13">Защита отсутствует</text:span></text:p>
              </table:table-cell>
            </table:table-row>
            <table:table-row table:style-name="ro5">
              <table:table-cell table:style-name="ce3">
                <text:p text:style-name="P26"><text:span text:style-name="T13">1</text:span></text:p>
              </table:table-cell>
              <table:table-cell table:style-name="ce5">
                <text:p text:style-name="P27"><text:span text:style-name="T13">Защита от капель воды, падающих вертикально</text:span></text:p>
              </table:table-cell>
            </table:table-row>
            <table:table-row table:style-name="ro2">
              <table:table-cell table:style-name="ce3">
                <text:p text:style-name="P26"><text:span text:style-name="T13">2</text:span></text:p>
              </table:table-cell>
              <table:table-cell table:style-name="ce6">
                <text:p text:style-name="P28"><text:span text:style-name="T15">Защита от капель воды, падающих вертикально под углом до 15</text:span><text:span text:style-name="T16">̊</text:span></text:p>
              </table:table-cell>
            </table:table-row>
            <table:table-row table:style-name="ro2">
              <table:table-cell table:style-name="ce3">
                <text:p text:style-name="P26"><text:span text:style-name="T13">3</text:span></text:p>
              </table:table-cell>
              <table:table-cell table:style-name="ce5">
                <text:p text:style-name="P27"><text:span text:style-name="T13">Защита от дождя</text:span></text:p>
                <text:p text:style-name="P27"><text:span text:style-name="T14">(капли воды, падающие вертикально или под углом до 60</text:span><text:span text:style-name="T17">̊</text:span><text:span text:style-name="T18">)</text:span></text:p>
              </table:table-cell>
            </table:table-row>
            <table:table-row table:style-name="ro6">
              <table:table-cell table:style-name="ce3">
                <text:p text:style-name="P26"><text:span text:style-name="T13">4</text:span></text:p>
              </table:table-cell>
              <table:table-cell table:style-name="ce5">
                <text:p text:style-name="P27"><text:span text:style-name="T13">Защита от сплошного обрызгивания</text:span></text:p>
                <text:p text:style-name="P27"><text:span text:style-name="T14">(капли воды, падающие в любом направлении и под любым углом)</text:span></text:p>
              </table:table-cell>
            </table:table-row>
            <table:table-row table:style-name="ro7">
              <table:table-cell table:style-name="ce3">
                <text:p text:style-name="P26"><text:span text:style-name="T13">5</text:span></text:p>
              </table:table-cell>
              <table:table-cell table:style-name="ce5">
                <text:p text:style-name="P27"><text:span text:style-name="T13">Защита от струи воды</text:span></text:p>
                <text:p text:style-name="P27"><text:span text:style-name="T14">(сопло 6,3 мм, под давлением 30 кПа, любое направление и угол)</text:span></text:p>
              </table:table-cell>
            </table:table-row>
            <table:table-row table:style-name="ro9">
              <table:table-cell table:style-name="ce3">
                <text:p text:style-name="P26"><text:span text:style-name="T13">6</text:span></text:p>
              </table:table-cell>
              <table:table-cell table:style-name="ce5">
                <text:p><text:span text:style-name="T15">Защита от мощной струи воды</text:span></text:p>
                <text:p><text:span text:style-name="T14">(сопло 12,5 мм, под давлением 100 кПа, любое направление и угол)</text:span></text:p>
              </table:table-cell>
            </table:table-row>
            <table:table-row table:style-name="ro10">
              <table:table-cell table:style-name="ce3">
                <text:p text:style-name="P26"><text:span text:style-name="T13">6K</text:span></text:p>
              </table:table-cell>
              <table:table-cell table:style-name="ce5">
                <text:p><text:span text:style-name="T15">Защита от мощной струи воды высокого давления</text:span></text:p>
                <text:p><text:span text:style-name="T14">(сопло 6,3 мм, под давлением 1000 кПа, любое направление и угол)</text:span></text:p>
              </table:table-cell>
            </table:table-row>
            <table:table-row table:style-name="ro9">
              <table:table-cell table:style-name="ce3">
                <text:p text:style-name="P26"><text:span text:style-name="T13">7</text:span></text:p>
              </table:table-cell>
              <table:table-cell table:style-name="ce5">
                <text:p><text:span text:style-name="T15">Защита от кратковременного погружения на глубину</text:span></text:p>
                <text:p><text:span text:style-name="T14">(глубина до 1 метра, длительностью не более 1 минуты;</text:span></text:p>
                <text:p><text:span text:style-name="T14"><text:s/></text:span><text:span text:style-name="T14">вода может проникать внутрь устройства в количествах, не нарушающих его работу)</text:span></text:p>
              </table:table-cell>
            </table:table-row>
            <table:table-row table:style-name="ro9">
              <table:table-cell table:style-name="ce3">
                <text:p text:style-name="P26"><text:span text:style-name="T13">8</text:span></text:p>
              </table:table-cell>
              <table:table-cell table:style-name="ce5">
                <text:p><text:span text:style-name="T15">Защита от длительного погружения на глубину</text:span></text:p>
                <text:p><text:span text:style-name="T14">(глубина до 1 метра, длительностью более 30 минут;</text:span></text:p>
                <text:p><text:span text:style-name="T14"><text:s/></text:span><text:span text:style-name="T14">вода может проникать внутрь устройства, не оказывая вредного воздействия)</text:span></text:p>
              </table:table-cell>
            </table:table-row>
            <table:table-row table:style-name="ro9">
              <table:table-cell table:style-name="ce3">
                <text:p text:style-name="P26"><text:span text:style-name="T13">9</text:span></text:p>
              </table:table-cell>
              <table:table-cell table:style-name="ce5">
                <text:p><text:span text:style-name="T15">Защита от струи воды высокой температуры</text:span></text:p>
                <text:p><text:span text:style-name="T14">(например, при высокотемпературной мойке водой)</text:span></text:p>
              </table:table-cell>
            </table:table-row>
            <table:table-row table:style-name="ro9">
              <table:table-cell table:style-name="ce3">
                <text:p text:style-name="P26"><text:span text:style-name="T13">9K</text:span></text:p>
              </table:table-cell>
              <table:table-cell table:style-name="ce5">
                <text:p><text:span text:style-name="T15">Защита от струи воды высокой температуры и высокого давления</text:span></text:p>
                <text:p><text:span text:style-name="T14">(например, при высокотемпературной мойке водой высокого давления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7" draw:layer="layout" svg:width="19cm" svg:height="2.976cm" svg:x="1cm" svg:y="20.953cm">
          <draw:text-box>
            <text:p text:style-name="P16"><text:span text:style-name="T7">Коды с 1 по 8 — для воды невысокой температуры.</text:span></text:p>
            <text:p text:style-name="P16"><text:span text:style-name="T7"/></text:p>
            <text:p text:style-name="P16"><text:span text:style-name="T7">Часто защита от воды автоматически обеспечивает защиту от проникновения твердых частиц: например, защита от воды с кодом 4 может предоставлять защиту от проникновения твердых частиц с кодом 5.</text:span></text:p>
          </draw:text-box>
        </draw:frame>
      </draw:page>
      <draw:page draw:name="КОДЫ ДОПОЛНИТЕЛЬНЫ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18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19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20"><text:span text:style-name="T3">КОДЫ ДОПОЛНИТЕЛЬНЫЕ</text:span></text:p>
          </draw:text-box>
        </draw:frame>
        <draw:frame draw:style-name="gr10" draw:text-style-name="P17" draw:layer="layout" svg:width="19cm" svg:height="2.431cm" svg:x="1cm" svg:y="3.152cm">
          <draw:text-box>
            <text:p text:style-name="P16"><text:span text:style-name="T7">Дополнительный код обозначает степень защиты людей от доступа к опасным частям устройства и указывается в том случае, если:</text:span></text:p>
            <text:list text:style-name="L1">
              <text:list-item>
                <text:p text:style-name="P16"><text:span text:style-name="T7">действительная степень защиты выше степени защиты, обозначенной первой цифрой</text:span></text:p>
              </text:list-item>
              <text:list-item>
                <text:p text:style-name="P16"><text:span text:style-name="T7">обозначена только защита от воды, а первая цифра заменена символом X</text:span></text:p>
              </text:list-item>
            </text:list>
          </draw:text-box>
        </draw:frame>
        <draw:frame draw:style-name="standard" draw:layer="layout" svg:width="18.161cm" svg:height="3.674cm" svg:x="1.366cm" svg:y="6.284cm">
          <table:table table:template-name="default">
            <table:table-column table:style-name="co2"/>
            <table:table-column table:style-name="co3"/>
            <table:table-row table:style-name="ro2">
              <table:table-cell table:style-name="ce3">
                <text:p text:style-name="P9"><text:span text:style-name="T12">Код</text:span></text:p>
              </table:table-cell>
              <table:table-cell table:style-name="ce4">
                <text:p text:style-name="P21"><text:span text:style-name="T12">Описание</text:span></text:p>
              </table:table-cell>
            </table:table-row>
            <table:table-row table:style-name="ro2">
              <table:table-cell table:style-name="ce3">
                <text:p text:style-name="P22"><text:span text:style-name="T13">A</text:span></text:p>
              </table:table-cell>
              <table:table-cell table:style-name="ce5">
                <text:p text:style-name="P23"><text:span text:style-name="T13">Защита от доступа к опасным частям тыльной стороной руки</text:span></text:p>
              </table:table-cell>
            </table:table-row>
            <table:table-row table:style-name="ro2">
              <table:table-cell table:style-name="ce3">
                <text:p text:style-name="P22"><text:span text:style-name="T13">B</text:span></text:p>
              </table:table-cell>
              <table:table-cell table:style-name="ce5">
                <text:p><text:span text:style-name="T13">Защита от доступа к опасным частям пальцем</text:span></text:p>
              </table:table-cell>
            </table:table-row>
            <table:table-row table:style-name="ro5">
              <table:table-cell table:style-name="ce3">
                <text:p text:style-name="P22"><text:span text:style-name="T13">C</text:span></text:p>
              </table:table-cell>
              <table:table-cell table:style-name="ce5">
                <text:p><text:span text:style-name="T13">Защита от доступа к опасным частям инструментом</text:span></text:p>
              </table:table-cell>
            </table:table-row>
            <table:table-row table:style-name="ro2">
              <table:table-cell table:style-name="ce3">
                <text:p text:style-name="P22"><text:span text:style-name="T13">D</text:span></text:p>
              </table:table-cell>
              <table:table-cell table:style-name="ce5">
                <text:p><text:span text:style-name="T13">Защита от доступа к опасным частям проволокой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КОДЫ ВСПОМОГАТЕЛЬНЫ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18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19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29"><text:span text:style-name="T19">КОДЫ </text:span><text:span text:style-name="T3">ВСПОМОГАТЕЛЬНЫЕ</text:span></text:p>
          </draw:text-box>
        </draw:frame>
        <draw:frame draw:style-name="standard" draw:layer="layout" svg:width="18.161cm" svg:height="3.674cm" svg:x="1.366cm" svg:y="3.384cm">
          <table:table table:template-name="default">
            <table:table-column table:style-name="co2"/>
            <table:table-column table:style-name="co3"/>
            <table:table-row table:style-name="ro2">
              <table:table-cell table:style-name="ce3">
                <text:p text:style-name="P24"><text:span text:style-name="T12">Код</text:span></text:p>
              </table:table-cell>
              <table:table-cell table:style-name="ce4">
                <text:p text:style-name="P25"><text:span text:style-name="T12">Описание</text:span></text:p>
              </table:table-cell>
            </table:table-row>
            <table:table-row table:style-name="ro2">
              <table:table-cell table:style-name="ce3">
                <text:p text:style-name="P26"><text:span text:style-name="T13">H</text:span></text:p>
              </table:table-cell>
              <table:table-cell table:style-name="ce5">
                <text:p text:style-name="P27"><text:span text:style-name="T13">Высоковольтное оборудование</text:span></text:p>
              </table:table-cell>
            </table:table-row>
            <table:table-row table:style-name="ro2">
              <table:table-cell table:style-name="ce3">
                <text:p text:style-name="P26"><text:span text:style-name="T13">M</text:span></text:p>
              </table:table-cell>
              <table:table-cell table:style-name="ce5">
                <text:p text:style-name="P27"><text:span text:style-name="T13">Во время испытания защиты от воды устройство работало</text:span></text:p>
              </table:table-cell>
            </table:table-row>
            <table:table-row table:style-name="ro2">
              <table:table-cell table:style-name="ce3">
                <text:p text:style-name="P26"><text:span text:style-name="T13">S</text:span></text:p>
              </table:table-cell>
              <table:table-cell table:style-name="ce6">
                <text:p text:style-name="P27"><text:span text:style-name="T15">Во время испытания защиты от воды устройство не работало</text:span></text:p>
              </table:table-cell>
            </table:table-row>
            <table:table-row table:style-name="ro2">
              <table:table-cell table:style-name="ce3">
                <text:p text:style-name="P26"><text:span text:style-name="T13">W</text:span></text:p>
              </table:table-cell>
              <table:table-cell table:style-name="ce5">
                <text:p text:style-name="P27"><text:span text:style-name="T13">Защита от погодных условий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ПРИМЕР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18"><text:span text:style-name="T9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19"><text:span text:style-name="T2"><text:a xlink:href="#СОДЕРЖАНИЕ" xlink:type="simple">СТЕПЕНЬ ЗАЩИТЫ ОБОЛОЧ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20"><text:span text:style-name="T3">ПРИМЕРЫ</text:span></text:p>
          </draw:text-box>
        </draw:frame>
        <draw:frame draw:style-name="standard" draw:layer="layout" svg:width="18.161cm" svg:height="8.201cm" svg:x="1.366cm" svg:y="3.384cm">
          <table:table table:template-name="default">
            <table:table-column table:style-name="co4"/>
            <table:table-column table:style-name="co5"/>
            <table:table-row table:style-name="ro2">
              <table:table-cell table:style-name="ce3">
                <text:p text:style-name="P24"><text:span text:style-name="T12">Код</text:span></text:p>
              </table:table-cell>
              <table:table-cell table:style-name="ce4">
                <text:p text:style-name="P25"><text:span text:style-name="T12">Описание</text:span></text:p>
              </table:table-cell>
            </table:table-row>
            <table:table-row table:style-name="ro11">
              <table:table-cell table:style-name="ce3">
                <text:p text:style-name="P9"><text:span text:style-name="T12">IP1X</text:span></text:p>
              </table:table-cell>
              <table:table-cell table:style-name="ce5">
                <text:p><text:span text:style-name="T13">Защита от проникновения твердых предметов диаметром &gt;50 мм</text:span></text:p>
                <text:p><text:span text:style-name="T14">(от доступа к опасным частям тыльной стороной руки).</text:span></text:p>
                <text:p><text:span text:style-name="T15">Защита от воды не определена (но, возможно IP10, IP11, IP12, не более).</text:span></text:p>
              </table:table-cell>
            </table:table-row>
            <table:table-row table:style-name="ro12">
              <table:table-cell table:style-name="ce3">
                <text:p text:style-name="P26"><text:span text:style-name="T13">IP21</text:span></text:p>
              </table:table-cell>
              <table:table-cell table:style-name="ce5">
                <text:p><text:span text:style-name="T13">Защита от проникновения твердых предметов диаметром &gt;12.5 мм</text:span></text:p>
                <text:p><text:span text:style-name="T14">(от доступа к опасным частям пальцем).</text:span></text:p>
                <text:p text:style-name="P30"><text:span text:style-name="T20">Защита </text:span><text:span text:style-name="T15">от капель воды, падающих вертикально.</text:span></text:p>
              </table:table-cell>
            </table:table-row>
            <table:table-row table:style-name="ro2">
              <table:table-cell table:style-name="ce3">
                <text:p text:style-name="P9"><text:span text:style-name="T12">IP54</text:span></text:p>
              </table:table-cell>
              <table:table-cell table:style-name="ce5">
                <text:p text:style-name="P30"><text:span text:style-name="T13">Пылезащищенность.</text:span><text:span text:style-name="T13"><text:line-break/></text:span><text:span text:style-name="T13">Защита от сплошного обрызгивания водой</text:span></text:p>
              </table:table-cell>
            </table:table-row>
            <table:table-row table:style-name="ro2">
              <table:table-cell table:style-name="ce3">
                <text:p text:style-name="P9"><text:span text:style-name="T12">IP6X</text:span></text:p>
              </table:table-cell>
              <table:table-cell table:style-name="ce5">
                <text:p><text:span text:style-name="T20">Пыленепроницаемость.</text:span></text:p>
                <text:p><text:span text:style-name="T20">Защита от воды не определена (но, возможно IP60, IP65, IP66, IP67, IP68).</text:span></text:p>
              </table:table-cell>
            </table:table-row>
            <table:table-row table:style-name="ro2">
              <table:table-cell table:style-name="ce3">
                <text:p text:style-name="P9"><text:span text:style-name="T12">IP65</text:span></text:p>
              </table:table-cell>
              <table:table-cell table:style-name="ce5">
                <text:p text:style-name="P30"><text:span text:style-name="T20">Пыленепроницаемость.</text:span><text:span text:style-name="T20"><text:line-break/></text:span><text:span text:style-name="T20">Защита от </text:span><text:span text:style-name="T13">струи воды</text:span></text:p>
                <text:p text:style-name="P30"><text:span text:style-name="T14">(сопло 6,3 мм, под давлением 30 кПа, любое направление и угол).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26T17:06:44.047000000</dc:date>
    <meta:editing-duration>P4DT15H19M56S</meta:editing-duration>
    <meta:editing-cycles>1377</meta:editing-cycles>
    <meta:generator>LibreOffice/7.3.2.2$Windows_X86_64 LibreOffice_project/49f2b1bff42cfccbd8f788c8dc32c1c309559be0</meta:generator>
    <meta:print-date>2022-04-28T22:24:58.143458820</meta:print-date>
    <dc:title>СТЕПЕНЬ ЗАЩИТЫ ОБОЛОЧКИ</dc:title>
    <dc:subject>IPXX</dc:subject>
    <meta:document-statistic meta:object-count="37"/>
  </office:meta>
</office:document-meta>
</file>